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P85" style:family="paragraph" style:parent-style-name="Standard" style:list-style-name="L55"/>
    <style:style style:name="P86" style:family="paragraph" style:parent-style-name="Standard" style:list-style-name="L56"/>
    <style:style style:name="P8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8" style:family="paragraph" style:parent-style-name="Standard" style:list-style-name="L57"/>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8533741085854396784"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8529989038754976506"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3917338101824544183"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2818097193255112238"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9048427489353248504"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2578292397108898013"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1742877320174403587"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5057008097609422839"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6205886352577986484"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4600986748489030268"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2004985150567978218"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9192839531565995177"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5479237556859949291"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8906328614416758668"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4946255000997545317" text:style-name="L15">
        <text:list-item>
          <text:p text:style-name="P24">Special Clipping Matrix eingeführt, weil das definitiv die MVP-Matrix der anderen Kamera ist, wobei die Modelmatrix auch etwas anderes sein kann</text:p>
        </text:list-item>
      </text:list>
      <text:p text:style-name="Standard"/>
      <text:list xml:id="list7772741587557811100"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4279206982097924949"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37686721"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3843475498826000041"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7540246493001120036"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4042684522635710706"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1199453521217517712"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3830050479547888371"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4498926745797782358"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8430845949452771287"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2397007450165070118"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1627276154133231701"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1623760442133574270"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1722342568157938339"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7642738091451504641"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405144974401695249"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52326705225109373"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7090346893545929966"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5604346176776926240"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8626296380785235754"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6943392832829070701"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538061183073483"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6944645824277684314"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4514173276701302552"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4670491720485098624"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6058370562497062621"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1485768960390561438"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3321304464548778319"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5998506277752287158"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37684060"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37668055"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2112522586512555092"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7353271814762838501"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37685400"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37656771"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37665331"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5296544561369694212"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6042660989479014463"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8682185219635149010"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37680010"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6012813140328088409"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6901671148195403864"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1989594813439466363" text:style-name="L51">
        <text:list-item>
          <text:p text:style-name="P81">BottomLog-Bug gefixt</text:p>
          <text:list>
            <text:list-item>
              <text:p text:style-name="P81">Wenn er unsichtbar war, war er kein RaycastTarget</text:p>
            </text:list-item>
            <text:list-item>
              <text:p text:style-name="P81">Wenn sichtbar, schon</text:p>
            </text:list-item>
            <text:list-item>
              <text:p text:style-name="P81">Ergebnis: Wenn am unteren Bildrand ein Button mit HoverHint war, dann öffnete sich der BottomLog, was dazu geführt hat, dass der Button nicht mehr gehovert war, was dazu geführt hat, dass der BottomLog wieder verschwindet und sobald die Opacity dann bei 0 war, war er wieder nicht Raycastbar, sodass der Button wieder gehovert wurde.</text:p>
            </text:list-item>
          </text:list>
        </text:list-item>
        <text:list-item>
          <text:p text:style-name="P81">LightingScreen Rendercam Pitchlimit ist jetzt mit bool togglebar und per default aus</text:p>
          <text:list>
            <text:list-item>
              <text:p text:style-name="P81">Ich fand es unintuitiv, warum es dort nicht gehen sollte (War einmal, weil ich nur den atan2 für die angles benutzt hatte. Ist aber jetzt kein Problem mehr...)</text:p>
            </text:list-item>
          </text:list>
        </text:list-item>
        <text:list-item>
          <text:p text:style-name="P81">MSAA für alle Kameras im Standalone und für keine bei WebGL</text:p>
          <text:list>
            <text:list-item>
              <text:p text:style-name="P81">Lustigerweise interessiert es Edge nicht, ob MSAA an ist oder aus. Es macht trotzdem AA. (Firefox hingegen macht kein MSAA, wenn keins an ist..)</text:p>
            </text:list-item>
            <text:list-item>
              <text:p text:style-name="P81">Anmerkung: WebGL-Builds testen ist eine Qual</text:p>
              <text:list>
                <text:list-item>
                  <text:p text:style-name="P81">Der IntensityGraph funktioniert im Editor, aber nicht im Build, obwohl die MatrixScreen-Shader auch im Editor broken waren. Zwar gab es keine Compilernachricht dafür, aber zumindest konnte ich es da schon sehen</text:p>
                </text:list-item>
                <text:list-item>
                  <text:p text:style-name="P81">Das Kompileren dauert gut 5 Minuten statt ein paar Sekunden für einen regulären Build</text:p>
                </text:list-item>
                <text:list-item>
                  <text:p text:style-name="P81">Ich muss die Builds manuell per URL in Edge öffnen, weil weder Chrome, noch Firefox den UnityWebPlayer von file:\\-URLs unterstützen</text:p>
                </text:list-item>
              </text:list>
            </text:list-item>
            <text:list-item>
              <text:p text:style-name="P81">Die Kamera im Hauptbildschirm hatte zwar MSAA an, war aber nicht gesmoothed. Der Unterschied zu allen anderen (die nicht die "Main" Camera waren): Ihr Rect war der <text:soft-page-break/>gesamte Bildschirm</text:p>
              <text:list>
                <text:list-item>
                  <text:p text:style-name="P81">Fix: new Rect(0, 0, 1.000001f, 1)</text:p>
                </text:list-item>
              </text:list>
            </text:list-item>
          </text:list>
        </text:list-item>
        <text:list-item>
          <text:p text:style-name="P81">Standalonedownloadbutton im MatrixScreen eingefügt, weil der ja nun alles ist, was die WebGL-Version bekommt</text:p>
        </text:list-item>
        <text:list-item>
          <text:p text:style-name="P81">Bool-Flag, um die LightingModel-UIPropertyGroups mit ihren Infos exposed zu starten</text:p>
          <text:list>
            <text:list-item>
              <text:p text:style-name="P81">Per default an. Es war mir ein wenig leer, vor allem bei Bildschirmauflösungen über HD (1280x720)</text:p>
            </text:list-item>
            <text:list-item>
              <text:p text:style-name="P81">Zudem sind User blind und würden sonst nie herausfinden, dass man tatsächlich die Formel (und ein bisschen Flavourtext) sehen kann...</text:p>
            </text:list-item>
          </text:list>
        </text:list-item>
        <text:list-item>
          <text:p text:style-name="P81">Formelbilder für Ward leicht überarbeitet</text:p>
          <text:list>
            <text:list-item>
              <text:p text:style-name="P81">Zum einen den 4PImxmy-Teil vor die Wurzel gepackt, dann einen Punkt zwischen den Bruch und den exp() und schlussendlich Vektorpfeile für die Tangente und Bitangente</text:p>
            </text:list-item>
          </text:list>
        </text:list-item>
        <text:list-item>
          <text:p text:style-name="P81">MatrixZoom-Limits etwas eingeschränkt</text:p>
          <text:list>
            <text:list-item>
              <text:p text:style-name="P81">Vorher: [0.2, 5], dann [0.5, 2], jetzt [0.333, 3]. Beim letzteren sind die Outlines der UIMatrices noch sichtbar, aber auch nur gerade so.</text:p>
            </text:list-item>
          </text:list>
        </text:list-item>
        <text:list-item>
          <text:p text:style-name="P81">WebGL-Template importiert und dann verbessert</text:p>
          <text:list>
            <text:list-item>
              <text:p text:style-name="P81"><text:a xlink:type="simple" xlink:href="https://github.com/greggman/better-unity-webgl-template" text:style-name="Internet_20_link" text:visited-style-name="Visited_20_Internet_20_Link">https://github.com/greggman/better-unity-webgl-template</text:a></text:p>
            </text:list-item>
            <text:list-item>
              <text:p text:style-name="P81">Mochte nicht, dass die Progressbar die meiste Zeit still steht und zudem den Unity-Splashscreen überblendet</text:p>
            </text:list-item>
            <text:list-item>
              <text:p text:style-name="P81">Habe es nicht hinbekommen, die Progressbar auszublenden, wenn der Progress bei 1 ist</text:p>
            </text:list-item>
            <text:list-item>
              <text:p text:style-name="P81">Habe es aber hinbekommen, den deaktivierten Spinner wieder zu aktivieren und die Progressbar komplett zu löschen</text:p>
            </text:list-item>
            <text:list-item>
              <text:p text:style-name="P81">Da das Laden sehr schnell geht, ist die Progressbar meiner Meinung nach hierbei unnötig...</text:p>
            </text:list-item>
          </text:list>
        </text:list-item>
        <text:list-item>
          <text:p text:style-name="P81">Rotationsmatritzen sind nun standardmäßig mit Radians betrieben</text:p>
          <text:list>
            <text:list-item>
              <text:p text:style-name="P81">Die komplette Euler-ZXY-Matrix gibt es aber auch noch mit Degrees. </text:p>
            </text:list-item>
          </text:list>
        </text:list-item>
        <text:list-item>
          <text:p text:style-name="P81">Bug mit dem GLCameraController gefunden, wobei scrollen immer noch etwas verändert hatte, selbst, wenn die Kamera geblockt war (ich sah es am specular Highlight...)</text:p>
          <text:list>
            <text:list-item>
              <text:p text:style-name="P81">Dabei fiel mir auf, dass die CameraPosition (für's Highlight benutze ich die) von der tatsächlichen Position gesettet wird und dass diese nicht von den Matritzen abhängt, sondern vom Transform der Kamera.</text:p>
            </text:list-item>
            <text:list-item>
              <text:p text:style-name="P81">Das ist allerdings so ein Nischenproblem (zudem noch eins, das keine wirkliche Lösung hat..), dass es mir herzlich egal ist.</text:p>
            </text:list-item>
          </text:list>
        </text:list-item>
        <text:list-item>
          <text:p text:style-name="P81">Teapot ist nun default-Modell (Suzanne als default ist wohl nur etwas für Blenderuser)</text:p>
        </text:list-item>
        <text:list-item>
          <text:p text:style-name="P81">Default-Kameraposition etwas näher ans Objekt gebracht</text:p>
        </text:list-item>
      </text:list>
      <text:p text:style-name="Standard"/>
      <text:p text:style-name="P9">01.01.20</text:p>
      <text:p text:style-name="Standard"/>
      <text:list xml:id="list5008798016292147868" text:style-name="L52">
        <text:list-item>
          <text:p text:style-name="P82">Mal kurz probiert, ob interpolierte Normalen auch als Vertex Colors funktionieren (weiß nicht, warum nicht...)</text:p>
          <text:list>
            <text:list-item>
              <text:p text:style-name="P82">Shader dafür geschrieben</text:p>
            </text:list-item>
            <text:list-item>
              <text:p text:style-name="P82">Extension dafür geschrieben (Normals as Colors)</text:p>
              <text:list>
                <text:list-item>
                  <text:p text:style-name="P82">Methode mit object[] akzeptiert keine structs</text:p>
                </text:list-item>
                <text:list-item>
                  <text:p text:style-name="P82">struct[] geht nicht</text:p>
                </text:list-item>
                <text:list-item>
                  <text:p text:style-name="P82">void Foo&lt;T&gt;(T[] asdf) hingegen geht für alles... sogar ohne den Type zu spefizieren</text:p>
                </text:list-item>
              </text:list>
            </text:list-item>
            <text:list-item>
              <text:p text:style-name="P82">Und es funktioniert. I shall investigate later.</text:p>
            </text:list-item>
          </text:list>
        </text:list-item>
      </text:list>
      <text:p text:style-name="Standard"/>
      <text:p text:style-name="P9">02.12.20</text:p>
      <text:p text:style-name="Standard"/>
      <text:list xml:id="list1946427410073973784" text:style-name="L53">
        <text:list-item>
          <text:p text:style-name="P83">Bug mit den Color-Normals gefunden</text:p>
          <text:list>
            <text:list-item>
              <text:p text:style-name="P83"><text:soft-page-break/>Hatte ja sehr komisches Flat-Shading, als ich das smoothe Modell geladen hatte</text:p>
            </text:list-item>
            <text:list-item>
              <text:p text:style-name="P83">Problem: meine DrawMethode war GL.Color, GL.Color, Gl.Color und dann die vertices</text:p>
            </text:list-item>
            <text:list-item>
              <text:p text:style-name="P83">Dabei geht nur die letzte Farbe durch</text:p>
            </text:list-item>
            <text:list-item>
              <text:p text:style-name="P83">Lösung: GL.Color, GL.Vertex, GL.Color, GL.Vertex, ..</text:p>
            </text:list-item>
            <text:list-item>
              <text:p text:style-name="P83">Vorher war die Normale für alle Vertices die der letzten Vertex, was natürlich falsch war.</text:p>
            </text:list-item>
            <text:list-item>
              <text:p text:style-name="P83">Extra Testscript dafür mit eigener Kamera und allem</text:p>
            </text:list-item>
          </text:list>
        </text:list-item>
        <text:list-item>
          <text:p text:style-name="P83">Extensions, um von einem Transform direkt die Modelmatrix zu bekommen und von einer Kamera direkt die VP-Matrix <text:s/></text:p>
        </text:list-item>
        <text:list-item>
          <text:p text:style-name="P83">Info Logging beim Modelpicker, weil ich neugierig war</text:p>
          <text:list>
            <text:list-item>
              <text:p text:style-name="P83">Der Teapot mit seinen "Quads" z.B. hat mehr Vertices pro Face als so manches anderes Modell (oder weniger Faces pro Vertex?)</text:p>
            </text:list-item>
          </text:list>
        </text:list-item>
        <text:list-item>
          <text:p text:style-name="P83">Download Button vom Main Menu entfernt, da das Main Menu ja nicht mehr in WebGL auftaucht...</text:p>
        </text:list-item>
        <text:list-item>
          <text:p text:style-name="P83">v0.93 erstellt und auf Github released</text:p>
        </text:list-item>
      </text:list>
      <text:p text:style-name="Standard"/>
      <text:p text:style-name="P9">03.01.20</text:p>
      <text:p text:style-name="Standard"/>
      <text:list xml:id="list1333619147422855665" text:style-name="L54">
        <text:list-item>
          <text:p text:style-name="P84">LogInfoOnLoad wieder entfernt, war unnötig</text:p>
        </text:list-item>
        <text:list-item>
          <text:p text:style-name="P84">Matrix Screen Material zeichnet nun Backfaces genau wie Frontfaces. Ohne Checkerboard-Rendering, beleuchtet und ohne Tint</text:p>
          <text:list>
            <text:list-item>
              <text:p text:style-name="P84">Bools für Solid und Lit Backfaces ins ColorScheme eingefügt</text:p>
            </text:list-item>
          </text:list>
        </text:list-item>
        <text:list-item>
          <text:p text:style-name="P84">UIMatrixInputModel (oder so) gettet nun eine Kopie des Materials von der GLCam. </text:p>
          <text:list>
            <text:list-item>
              <text:p text:style-name="P84">1) Falls ich im Colorscheme Farben am Material verändert hätte, wäre dies nicht in der Preview angekommen</text:p>
            </text:list-item>
            <text:list-item>
              <text:p text:style-name="P84">2) Ich fand es unschön, dass selbst das InputModel referenzen zum normalen und zum WebGL-Material hatte</text:p>
            </text:list-item>
            <text:list-item>
              <text:p text:style-name="P84">Kleines Problem, das auftrat: Beim normalen Rendermaterial werden Matrixproperties, Keywords und mehr gesetzt, die nicht in der Preview auftauchen sollten</text:p>
              <text:list>
                <text:list-item>
                  <text:p text:style-name="P84">z.B., waren die Transformationen weiterhin aktiv, sprich die per Geometry Shader generierten worldPos und worldNormal waren falsch (z.B. invertiert bei -1 Scale)</text:p>
                </text:list-item>
                <text:list-item>
                  <text:p text:style-name="P84">Lösung: Zweites Mal das Material instanziieren, das public machen und Extramethode (System.Action&lt;Material&gt; doOnBothMaterials), um Sachen wie die Farben zu synchronisieren</text:p>
                </text:list-item>
              </text:list>
            </text:list-item>
          </text:list>
        </text:list-item>
        <text:list-item>
          <text:p text:style-name="P84">Extension, um Material-Keyword per bool enabled/disabled zu setten</text:p>
          <text:list>
            <text:list-item>
              <text:p text:style-name="P84">Fraglich, warum das nicht standardmäßig in Unity ist...</text:p>
            </text:list-item>
          </text:list>
        </text:list-item>
      </text:list>
      <text:p text:style-name="Standard"/>
      <text:p text:style-name="P9">04.01.20</text:p>
      <text:p text:style-name="Standard"/>
      <text:list xml:id="list4268634644673013640" text:style-name="L55">
        <text:list-item>
          <text:p text:style-name="P85">Unity Wiki sagt, dass man alles, was mit HideFlags.HideAndDontSave markiert wird, selbst zerstören muss, weil sich Resources.LoadUnsuedAssets (?) nicht darum kümmert</text:p>
          <text:list>
            <text:list-item>
              <text:p text:style-name="P85">Also überall, wo das stand, auch ein entsprechendes OnDestroy eingebaut</text:p>
            </text:list-item>
          </text:list>
        </text:list-item>
        <text:list-item>
          <text:p text:style-name="P85">Hatte irgendwann, die InputSystem-Subscription aus dem MainMenu entfernt (wahrscheinlich versehentlich)</text:p>
          <text:list>
            <text:list-item>
              <text:p text:style-name="P85">Wieder eingefügt</text:p>
            </text:list-item>
          </text:list>
        </text:list-item>
      </text:list>
      <text:p text:style-name="Standard"/>
      <text:p text:style-name="P9">05.01.20</text:p>
      <text:p text:style-name="Standard"/>
      <text:list xml:id="list37680202" text:continue-numbering="true" text:style-name="L55">
        <text:list-item>
          <text:p text:style-name="P85">x</text:p>
        </text:list-item>
      </text:list>
      <text:p text:style-name="Standard"/>
      <text:p text:style-name="P9">06.01.20</text:p>
      <text:p text:style-name="Standard"><text:soft-page-break/></text:p>
      <text:list xml:id="list178716790494038961" text:style-name="L56">
        <text:list-item>
          <text:p text:style-name="P86">x</text:p>
        </text:list-item>
      </text:list>
      <text:p text:style-name="Standard"/>
      <text:p text:style-name="P9">07.01.20</text:p>
      <text:p text:style-name="Standard"/>
      <text:list xml:id="list4915721597247509946" text:style-name="L57">
        <text:list-item>
          <text:p text:style-name="P88">Backface Culling Button</text:p>
          <text:list>
            <text:list-item>
              <text:p text:style-name="P88">Dachte mir, das pinke Muster hatte trotzdem einen Nutzen, also habe ich einen Button eingefügt, um zwischen 3 CullingModes zu wechseln: Kein Culling, normales Backfaceculling und highlighted Backfaces (der alte Default)</text:p>
            </text:list-item>
            <text:list-item>
              <text:p text:style-name="P88">WindowOverlay des CamControllers hat Button bekommen</text:p>
              <text:list>
                <text:list-item>
                  <text:p text:style-name="P88">Da der Sprite wechseln muss, musste ich einen kleinen hack benutzen, um an den Sprite zu kommen (sonst hätte ich eine Menge Code anpassen müssen)</text:p>
                  <text:list>
                    <text:list-item>
                      <text:p text:style-name="P88">Den Sprite zu einem spezifischen Sprite setzen, dann alle Images getten und das mit genau dem Sprite ist das, was ich will</text:p>
                    </text:list-item>
                  </text:list>
                </text:list-item>
                <text:list-item>
                  <text:p text:style-name="P88">Button sagt dem Controller nur, dass er gedrückt wurde</text:p>
                </text:list-item>
              </text:list>
            </text:list-item>
            <text:list-item>
              <text:p text:style-name="P88">CamController kümmert sich um nahezu alles</text:p>
              <text:list>
                <text:list-item>
                  <text:p text:style-name="P88">Klasse CullButtonSetup</text:p>
                  <text:list>
                    <text:list-item>
                      <text:p text:style-name="P88">readonly Sprite und CustomGLCamera.CullMode</text:p>
                    </text:list-item>
                  </text:list>
                </text:list-item>
                <text:list-item>
                  <text:p text:style-name="P88">static List&lt;CullButtonSetup&gt; und static CullButtonSetup currentCullButtonSetup</text:p>
                </text:list-item>
                <text:list-item>
                  <text:p text:style-name="P88">static, weil es für beide CamController gleich sein soll und so spare ich es mir, den current mode zwischen beiden "synchronisieren" zu müssen</text:p>
                </text:list-item>
                <text:list-item>
                  <text:p text:style-name="P88">Einfach nur current Mode setzen (wenn Button gedrückt, indexof current + 1 % alles), dann für this und other CullModeUpdated aufrufen, da das Feld static ist, haben beide den gleichen Wert</text:p>
                </text:list-item>
                <text:list-item>
                  <text:p text:style-name="P88">Rufen das WindowOverlay auf und updaten den Sprite</text:p>
                </text:list-item>
                <text:list-item>
                  <text:p text:style-name="P88">Rufen dann noch die Kamera mit dem CullMode, sodass diese die Shadervariablen setten kann</text:p>
                </text:list-item>
              </text:list>
            </text:list-item>
          </text:list>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20-01-07T17:45:57.98</dc:date>
    <dc:creator>Max Linke</dc:creator>
    <meta:editing-duration>PT15H53M41S</meta:editing-duration>
    <meta:editing-cycles>131</meta:editing-cycles>
    <meta:generator>OpenOffice/4.1.6$Win32 OpenOffice.org_project/416m1$Build-9790</meta:generator>
    <meta:document-statistic meta:table-count="0" meta:image-count="0" meta:object-count="0" meta:page-count="39" meta:paragraph-count="1226" meta:word-count="15118" meta:character-count="98460"/>
  </office:meta>
</office:document-meta>
</file>